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3.159cm"/>
    </style:style>
    <style:style style:name="Tableau1.B" style:family="table-column">
      <style:table-column-properties style:column-width="2.775cm"/>
    </style:style>
    <style:style style:name="Tableau1.C" style:family="table-column">
      <style:table-column-properties style:column-width="11.026cm"/>
    </style:style>
    <style:style style:name="Tableau1.A1" style:family="table-cell">
      <style:table-cell-properties style:vertical-align="middle" fo:padding="0.049cm" fo:border="0.05pt solid #000000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7" style:family="paragraph" style:parent-style-name="Heading_20_2">
      <style:paragraph-properties fo:margin-left="0cm" fo:margin-right="0cm" fo:margin-top="0cm" fo:margin-bottom="0.212cm" style:contextual-spacing="false" fo:line-height="114%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1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2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style:font-name="Google Sans"/>
    </style:style>
    <style:style style:name="T2" style:family="text">
      <style:text-properties fo:font-weight="bold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="Google Sans Text" fo:font-weight="bold" officeooo:rsid="00056751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e2a8a7c1fa0a90d9">
        <text:h text:style-name="P1" text:outline-level="1"><text:span text:style-name="T1">Documentation Module : Mag (Magnétomètre / Boussole)</text:span></text:h>
        <text:h text:style-name="P2" text:outline-level="2">1. Présentation Générale</text:h>
        <text:p text:style-name="P3">Le module <text:span text:style-name="T2">Mag</text:span> gère le magnétomètre du smartphone embarqué pour fournir une boussole numérique au robot. Il permet de connaître l'orientation absolue du robot par rapport au champ magnétique terrestre.</text:p>
        <text:p text:style-name="P3">Contrairement au Gyroscope qui mesure une vitesse de rotation (relative), le Magnétomètre fournit une référence fixe (absolue), indispensable pour recaler la navigation à long terme.</text:p>
        <text:h text:style-name="P2" text:outline-level="2">2. Architecture Technique</text:h>
        <text:p text:style-name="P4"><text:span text:style-name="T3">Le script </text:span><text:span text:style-name="Source_20_Text"><text:span text:style-name="T3">rz_mg_manager.sh</text:span></text:span><text:span text:style-name="T3"> exploite le capteur via </text:span><text:span text:style-name="Source_20_Text"><text:span text:style-name="T3">termux-sensor</text:span></text:span><text:span text:style-name="T3">.</text:span></text:p>
        <text:list text:style-name="L1">
          <text:list-item>
            <text:p text:style-name="P5"><text:span text:style-name="T4">Calcul de l'Azimut :</text:span><text:span text:style-name="T3"> Le script calcule l'angle en utilisant la fonction </text:span><text:span text:style-name="Source_20_Text"><text:span text:style-name="T3">atan2(y, x)</text:span></text:span><text:span text:style-name="T3"> sur les axes horizontaux du smartphone.</text:span></text:p>
          </text:list-item>
          <text:list-item>
            <text:p text:style-name="P6"><text:span text:style-name="T2">Conversion d'Unités :</text:span> - Les valeurs d'axes (XYZ) sont envoyées en <text:span text:style-name="T2">µT * 100</text:span> (MicroTesla).</text:p>
            <text:list>
              <text:list-item>
                <text:p text:style-name="P6">Les angles (Cap) sont envoyés en <text:span text:style-name="T2">degrés * 10</text:span> (ex: 1805 pour 180,5°).</text:p>
              </text:list-item>
            </text:list>
          </text:list-item>
          <text:list-item>
            <text:p text:style-name="P5"><text:span text:style-name="T4">Déclinaison :</text:span><text:span text:style-name="T3"> Le module peut intégrer une </text:span><text:span text:style-name="Source_20_Text"><text:span text:style-name="T3">declination</text:span></text:span><text:span text:style-name="T3"> (configurable dans </text:span><text:span text:style-name="Source_20_Text"><text:span text:style-name="T3">paraMg</text:span></text:span><text:span text:style-name="T3">) pour compenser l'écart entre le Nord Magnétique et le Nord Géographique.</text:span></text:p>
          </text:list-item>
        </text:list>
        <text:h text:style-name="P7" text:outline-level="2"><text:span text:style-name="T1">3. Modes de Fonctionnement (</text:span><text:span text:style-name="Source_20_Text"><text:span text:style-name="T3">modeMg</text:span></text:span><text:span text:style-name="T1">)</text:span></text:h>
        <text:p text:style-name="P3">Le module propose une granularité fine selon les besoins de l'algorithme de pilotage :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header-rows>
            <table:table-row>
              <table:table-cell table:style-name="Tableau1.A1" office:value-type="string">
                <text:p text:style-name="P8"><text:span text:style-name="Strong_20_Emphasis"><text:span text:style-name="T3">Mode</text:span></text:span></text:p>
              </table:table-cell>
              <table:table-cell table:style-name="Tableau1.A1" office:value-type="string">
                <text:p text:style-name="P8"><text:span text:style-name="Strong_20_Emphasis"><text:span text:style-name="T3">Sortie VPIV</text:span></text:span></text:p>
              </table:table-cell>
              <table:table-cell table:style-name="Tableau1.A1" office:value-type="string">
                <text:p text:style-name="P8"><text:span text:style-name="Strong_20_Emphasis"><text:span text:style-name="T3">Description</text:span></text:span></text:p>
              </table:table-cell>
            </table:table-row>
          </table:table-header-rows>
          <table:table-row>
            <table:table-cell table:style-name="Tableau1.A1" office:value-type="string">
              <text:p text:style-name="P9"><text:span text:style-name="Source_20_Text"><text:span text:style-name="T4">OFF</text:span></text:span></text:p>
            </table:table-cell>
            <table:table-cell table:style-name="Tableau1.A1" office:value-type="string">
              <text:p text:style-name="P10">-</text:p>
            </table:table-cell>
            <table:table-cell table:style-name="Tableau1.A1" office:value-type="string">
              <text:p text:style-name="P10">Capteur arrêté.</text:p>
            </table:table-cell>
          </table:table-row>
          <table:table-row>
            <table:table-cell table:style-name="Tableau1.A1" office:value-type="string">
              <text:p text:style-name="P9"><text:span text:style-name="Source_20_Text"><text:span text:style-name="T4">DATABrutCont</text:span></text:span></text:p>
            </table:table-cell>
            <table:table-cell table:style-name="Tableau1.A1" office:value-type="string">
              <text:p text:style-name="P9"><text:span text:style-name="Source_20_Text"><text:span text:style-name="T3">dataContBrut</text:span></text:span></text:p>
            </table:table-cell>
            <table:table-cell table:style-name="Tableau1.A1" office:value-type="string">
              <text:p text:style-name="P9"><text:span text:style-name="T3">Envoi du vecteur </text:span><text:span text:style-name="Source_20_Text"><text:span text:style-name="T3">[x, y, z]</text:span></text:span><text:span text:style-name="T3"> brut. Utilisé pour la calibration.</text:span></text:p>
            </table:table-cell>
          </table:table-row>
          <table:table-row>
            <table:table-cell table:style-name="Tableau1.A1" office:value-type="string">
              <text:p text:style-name="P9"><text:span text:style-name="Source_20_Text"><text:span text:style-name="T4">DATAMgCont</text:span></text:span></text:p>
            </table:table-cell>
            <table:table-cell table:style-name="Tableau1.A1" office:value-type="string">
              <text:p text:style-name="P9"><text:span text:style-name="Source_20_Text"><text:span text:style-name="T3">DataContMg</text:span></text:span></text:p>
            </table:table-cell>
            <table:table-cell table:style-name="Tableau1.A1" office:value-type="string">
              <text:p text:style-name="P10">Cap par rapport au Nord Magnétique (flux rapide).</text:p>
            </table:table-cell>
          </table:table-row>
          <table:table-row>
            <table:table-cell table:style-name="Tableau1.A1" office:value-type="string">
              <text:p text:style-name="P9"><text:span text:style-name="Source_20_Text"><text:span text:style-name="T4">DATAGeoCont</text:span></text:span></text:p>
            </table:table-cell>
            <table:table-cell table:style-name="Tableau1.A1" office:value-type="string">
              <text:p text:style-name="P9"><text:span text:style-name="Source_20_Text"><text:span text:style-name="T3">DataContGeo</text:span></text:span></text:p>
            </table:table-cell>
            <table:table-cell table:style-name="Tableau1.A1" office:value-type="string">
              <text:p text:style-name="P10">Cap corrigé de la déclinaison (flux rapide).</text:p>
            </table:table-cell>
          </table:table-row>
          <table:table-row>
            <table:table-cell table:style-name="Tableau1.A1" office:value-type="string">
              <text:p text:style-name="P9"><text:span text:style-name="Source_20_Text"><text:span text:style-name="T4">DATAMgMoy</text:span></text:span></text:p>
            </table:table-cell>
            <table:table-cell table:style-name="Tableau1.A1" office:value-type="string">
              <text:p text:style-name="P9"><text:span text:style-name="Source_20_Text"><text:span text:style-name="T3">DataMoyMg</text:span></text:span></text:p>
            </table:table-cell>
            <table:table-cell table:style-name="Tableau1.A1" office:value-type="string">
              <text:p text:style-name="P9"><text:span text:style-name="T3">Cap magnétique lissé sur </text:span><text:span text:style-name="Source_20_Text"><text:span text:style-name="T3">nbCycles</text:span></text:span><text:span text:style-name="T3"> (stable pour la route).</text:span></text:p>
            </table:table-cell>
          </table:table-row>
          <table:table-row>
            <table:table-cell table:style-name="Tableau1.A1" office:value-type="string">
              <text:p text:style-name="P9"><text:span text:style-name="Source_20_Text"><text:span text:style-name="T4">DATAGeoMoy</text:span></text:span></text:p>
            </table:table-cell>
            <table:table-cell table:style-name="Tableau1.A1" office:value-type="string">
              <text:p text:style-name="P9"><text:span text:style-name="Source_20_Text"><text:span text:style-name="T3">DataMoyGeo</text:span></text:span></text:p>
            </table:table-cell>
            <table:table-cell table:style-name="Tableau1.A1" office:value-type="string">
              <text:p text:style-name="P10">Cap géographique lissé (référence de navigation finale).</text:p>
            </table:table-cell>
          </table:table-row>
        </table:table>
        <text:h text:style-name="P2" text:outline-level="2">4. Propriétés et Paramétrage (VPIV)</text:h>
        <text:h text:style-name="P11" text:outline-level="3">Configuration (SP → SE)</text:h>
        <text:list text:style-name="L2">
          <text:list-item>
            <text:p text:style-name="P12"><text:span text:style-name="Source_20_Text"><text:span text:style-name="T4">modeMg</text:span></text:span><text:span text:style-name="T3"> : Sélection du flux de données.</text:span></text:p>
          </text:list-item>
          <text:list-item>
            <text:p text:style-name="P12"><text:span text:style-name="Source_20_Text"><text:span text:style-name="T4">paraMg</text:span></text:span><text:span text:style-name="T3"> (Objet JSON) :</text:span></text:p>
            <text:list>
              <text:list-item>
                <text:p text:style-name="P12"><text:soft-page-break/><text:span text:style-name="Source_20_Text"><text:span text:style-name="T3">freqCont</text:span></text:span><text:span text:style-name="T3"> : Fréquence des flux continus (Hz).</text:span></text:p>
              </text:list-item>
              <text:list-item>
                <text:p text:style-name="P12"><text:span text:style-name="Source_20_Text"><text:span text:style-name="T3">freqMoy</text:span></text:span><text:span text:style-name="T3"> : Fréquence des flux moyennés (Hz).</text:span></text:p>
              </text:list-item>
              <text:list-item>
                <text:p text:style-name="P12"><text:span text:style-name="Source_20_Text"><text:span text:style-name="T3">nbCycles</text:span></text:span><text:span text:style-name="T3"> : Taille de la fenêtre de calcul de la moyenne.</text:span></text:p>
              </text:list-item>
              <text:list-item>
                <text:p text:style-name="P12"><text:span text:style-name="Source_20_Text"><text:span text:style-name="T3">declination</text:span></text:span><text:span text:style-name="T3"> : Valeur de correction locale (en degrés).</text:span></text:p>
              </text:list-item>
            </text:list>
          </text:list-item>
        </text:list>
        <text:h text:style-name="P11" text:outline-level="3">Flux de Données (SE → SP)</text:h>
        <text:list text:style-name="L3">
          <text:list-item>
            <text:p text:style-name="P13"><text:span text:style-name="T3">Les données de cap (</text:span><text:span text:style-name="Source_20_Text"><text:span text:style-name="T3">Geo</text:span></text:span><text:span text:style-name="T3"> ou </text:span><text:span text:style-name="Source_20_Text"><text:span text:style-name="T3">Mg</text:span></text:span><text:span text:style-name="T3">) sont normalisées entre </text:span><text:span text:style-name="T4">0 et 3599</text:span><text:span text:style-name="T3"> (0° à 359,9°).</text:span></text:p>
          </text:list-item>
          <text:list-item>
            <text:p text:style-name="P13"><text:span text:style-name="T3">Le format des trames suit la nomenclature : </text:span><text:span text:style-name="Source_20_Text"><text:span text:style-name="T3">$F:Mag:Propriété:Instance:Valeur#</text:span></text:span><text:span text:style-name="T3">.</text:span></text:p>
          </text:list-item>
        </text:list>
        <text:h text:style-name="P2" text:outline-level="2">5. Précautions d'Usage et Perturbations</text:h>
        <text:p text:style-name="P3">Le magnétomètre est extrêmement sensible aux masses métalliques et aux champs électromagnétiques (moteurs du robot, haut-parleurs).</text:p>
        <text:list text:style-name="L4">
          <text:list-item>
            <text:p text:style-name="P14"><text:span text:style-name="T4">Calibration :</text:span><text:span text:style-name="T3"> Il est recommandé d'utiliser le mode </text:span><text:span text:style-name="Source_20_Text"><text:span text:style-name="T3">DATABrutCont</text:span></text:span><text:span text:style-name="T3"> pour vérifier la sphère magnétique lors de l'intégration physique du smartphone sur le châssis.</text:span></text:p>
          </text:list-item>
          <text:list-item>
            <text:p text:style-name="P15"><text:span text:style-name="T2">Installation :</text:span> Le smartphone doit être éloigné autant que possible des moteurs de propulsion pour éviter les déviations dynamiques lors des déplacements.</text:p>
          </text:list-item>
        </text:list>
        <text:p text:style-name="Horizontal_20_Line"/>
        <text:p text:style-name="P4"><text:span text:style-name="T4">Note technique : </text:span><text:span text:style-name="T5">p</text:span><text:span text:style-name="T3">our le mode </text:span><text:span text:style-name="Source_20_Text"><text:span text:style-name="T3">DATABrutCont</text:span></text:span><text:span text:style-name="T3">, le script envoie un objet JSON </text:span><text:span text:style-name="Source_20_Text"><text:span text:style-name="T3">[x,y,z]</text:span></text:span><text:span text:style-name="T3">, alors que pour les caps, il envoie une valeur numérique simple. C'est reflété dans la Table C proposée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23:48:12.716142400</meta:creation-date>
    <dc:date>2026-03-30T23:50:18.822260700</dc:date>
    <meta:editing-duration>PT2M6S</meta:editing-duration>
    <meta:editing-cycles>1</meta:editing-cycles>
    <meta:document-statistic meta:table-count="1" meta:image-count="0" meta:object-count="0" meta:page-count="2" meta:paragraph-count="49" meta:word-count="421" meta:character-count="2697" meta:non-whitespace-character-count="2339"/>
    <meta:generator>LibreOffice/26.2.0.3$Windows_X86_64 LibreOffice_project/620$Build-3</meta:generator>
  </office:meta>
</office:document-meta>
</file>